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table:formula="of:=1/(2*3.14*0.00000001*[.A1])" office:value-type="float" office:value="1592.35668789809" calcext:value-type="float">
            <text:p>1592.35668789809</text:p>
          </table:table-cell>
          <table:table-cell table:formula="of:=2*[.A1]*0.01*3.14" office:value-type="float" office:value="628" calcext:value-type="float">
            <text:p>628</text:p>
          </table:table-cell>
          <table:table-cell table:formula="of:=SQRT((1000000)+([.C1]*[.C1]+[.B1]*[.B1]-2*[.C1]*[.B1]))" office:value-type="float" office:value="1389.23857616097" calcext:value-type="float">
            <text:p>1389.23857616097</text:p>
          </table:table-cell>
          <table:table-cell table:formula="of:=0.00144*[.D1]" office:value-type="float" office:value="2.0005035496718" calcext:value-type="float">
            <text:p>2.0005035496718</text:p>
          </table:table-cell>
          <table:table-cell table:formula="of:=0.00144*[.B1]" office:value-type="float" office:value="2.29299363057325" calcext:value-type="float">
            <text:p>2.29299363057325</text:p>
          </table:table-cell>
          <table:table-cell table:formula="of:=[.C1]*0.00144" office:value-type="float" office:value="0.90432" calcext:value-type="float">
            <text:p>0.90432</text:p>
          </table:table-cell>
          <table:table-cell table:formula="of:=1000*0.00144" office:value-type="float" office:value="1.44" calcext:value-type="float">
            <text:p>1.44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44" calcext:value-type="float">
            <text:p>0.001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1/(2*3.14*0.00000001*[.A2])" office:value-type="float" office:value="796.178343949045" calcext:value-type="float">
            <text:p>796.178343949045</text:p>
          </table:table-cell>
          <table:table-cell table:formula="of:=2*[.A2]*0.01*3.14" office:value-type="float" office:value="1256" calcext:value-type="float">
            <text:p>1256</text:p>
          </table:table-cell>
          <table:table-cell table:formula="of:=SQRT((1000000)+([.C2]*[.C2]+[.B2]*[.B2]-2*[.C2]*[.B2]))" office:value-type="float" office:value="1100.65251345438" calcext:value-type="float">
            <text:p>1100.65251345438</text:p>
          </table:table-cell>
          <table:table-cell table:formula="of:=0.00144*[.D2]" office:value-type="float" office:value="1.58493961937431" calcext:value-type="float">
            <text:p>1.58493961937431</text:p>
          </table:table-cell>
          <table:table-cell table:formula="of:=0.00144*[.B2]" office:value-type="float" office:value="1.14649681528662" calcext:value-type="float">
            <text:p>1.14649681528662</text:p>
          </table:table-cell>
          <table:table-cell table:formula="of:=[.C2]*0.00144" office:value-type="float" office:value="1.80864" calcext:value-type="float">
            <text:p>1.80864</text:p>
          </table:table-cell>
          <table:table-cell table:formula="of:=1000*0.00144" office:value-type="float" office:value="1.44" calcext:value-type="float">
            <text:p>1.44</text:p>
          </table:table-cell>
          <table:table-cell office:value-type="float" office:value="0.00053" calcext:value-type="float">
            <text:p>0.00053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1/(2*3.14*0.00000001*[.A3])" office:value-type="float" office:value="530.785562632696" calcext:value-type="float">
            <text:p>530.785562632696</text:p>
          </table:table-cell>
          <table:table-cell table:formula="of:=2*[.A3]*0.01*3.14" office:value-type="float" office:value="1884" calcext:value-type="float">
            <text:p>1884</text:p>
          </table:table-cell>
          <table:table-cell table:formula="of:=SQRT((1000000)+([.C3]*[.C3]+[.B3]*[.B3]-2*[.C3]*[.B3]))" office:value-type="float" office:value="1682.61383374181" calcext:value-type="float">
            <text:p>1682.61383374181</text:p>
          </table:table-cell>
          <table:table-cell table:formula="of:=0.00144*[.D3]" office:value-type="float" office:value="2.42296392058821" calcext:value-type="float">
            <text:p>2.42296392058821</text:p>
          </table:table-cell>
          <table:table-cell table:formula="of:=0.00144*[.B3]" office:value-type="float" office:value="0.764331210191083" calcext:value-type="float">
            <text:p>0.764331210191083</text:p>
          </table:table-cell>
          <table:table-cell table:formula="of:=[.C3]*0.00144" office:value-type="float" office:value="2.71296" calcext:value-type="float">
            <text:p>2.71296</text:p>
          </table:table-cell>
          <table:table-cell table:formula="of:=1000*0.00144" office:value-type="float" office:value="1.44" calcext:value-type="float">
            <text:p>1.44</text:p>
          </table:table-cell>
          <table:table-cell office:value-type="float" office:value="0.00053" calcext:value-type="float">
            <text:p>0.00053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1/(2*3.14*0.00000001*[.A4])" office:value-type="float" office:value="398.089171974522" calcext:value-type="float">
            <text:p>398.089171974522</text:p>
          </table:table-cell>
          <table:table-cell table:formula="of:=2*[.A4]*0.01*3.14" office:value-type="float" office:value="2512" calcext:value-type="float">
            <text:p>2512</text:p>
          </table:table-cell>
          <table:table-cell table:formula="of:=SQRT((1000000)+([.C4]*[.C4]+[.B4]*[.B4]-2*[.C4]*[.B4]))" office:value-type="float" office:value="2338.50785520241" calcext:value-type="float">
            <text:p>2338.50785520241</text:p>
          </table:table-cell>
          <table:table-cell table:formula="of:=0.00144*[.D4]" office:value-type="float" office:value="3.36745131149147" calcext:value-type="float">
            <text:p>3.36745131149147</text:p>
          </table:table-cell>
          <table:table-cell table:formula="of:=0.00144*[.B4]" office:value-type="float" office:value="0.573248407643312" calcext:value-type="float">
            <text:p>0.573248407643312</text:p>
          </table:table-cell>
          <table:table-cell table:formula="of:=[.C4]*0.00144" office:value-type="float" office:value="3.61728" calcext:value-type="float">
            <text:p>3.61728</text:p>
          </table:table-cell>
          <table:table-cell table:formula="of:=1000*0.00144" office:value-type="float" office:value="1.44" calcext:value-type="float">
            <text:p>1.44</text:p>
          </table:table-cell>
          <table:table-cell office:value-type="float" office:value="0.00053" calcext:value-type="float">
            <text:p>0.00053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1/(2*3.14*0.00000001*[.A5])" office:value-type="float" office:value="318.471337579618" calcext:value-type="float">
            <text:p>318.471337579618</text:p>
          </table:table-cell>
          <table:table-cell table:formula="of:=2*[.A5]*0.01*3.14" office:value-type="float" office:value="3140" calcext:value-type="float">
            <text:p>3140</text:p>
          </table:table-cell>
          <table:table-cell table:formula="of:=SQRT((1000000)+([.C5]*[.C5]+[.B5]*[.B5]-2*[.C5]*[.B5]))" office:value-type="float" office:value="2993.49695053457" calcext:value-type="float">
            <text:p>2993.49695053457</text:p>
          </table:table-cell>
          <table:table-cell table:formula="of:=0.00144*[.D5]" office:value-type="float" office:value="4.31063560876978" calcext:value-type="float">
            <text:p>4.31063560876978</text:p>
          </table:table-cell>
          <table:table-cell table:formula="of:=0.00144*[.B5]" office:value-type="float" office:value="0.45859872611465" calcext:value-type="float">
            <text:p>0.45859872611465</text:p>
          </table:table-cell>
          <table:table-cell table:formula="of:=[.C5]*0.00144" office:value-type="float" office:value="4.5216" calcext:value-type="float">
            <text:p>4.5216</text:p>
          </table:table-cell>
          <table:table-cell table:formula="of:=1000*0.00144" office:value-type="float" office:value="1.44" calcext:value-type="float">
            <text:p>1.44</text:p>
          </table:table-cell>
          <table:table-cell office:value-type="float" office:value="0.00053" calcext:value-type="float">
            <text:p>0.00053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1/(2*3.14*0.00000001*[.A6])" office:value-type="float" office:value="265.392781316348" calcext:value-type="float">
            <text:p>265.392781316348</text:p>
          </table:table-cell>
          <table:table-cell table:formula="of:=2*[.A6]*0.01*3.14" office:value-type="float" office:value="3768" calcext:value-type="float">
            <text:p>3768</text:p>
          </table:table-cell>
          <table:table-cell table:formula="of:=SQRT((1000000)+([.C6]*[.C6]+[.B6]*[.B6]-2*[.C6]*[.B6]))" office:value-type="float" office:value="3642.56191826231" calcext:value-type="float">
            <text:p>3642.56191826231</text:p>
          </table:table-cell>
          <table:table-cell table:formula="of:=0.00144*[.D6]" office:value-type="float" office:value="5.24528916229773" calcext:value-type="float">
            <text:p>5.24528916229773</text:p>
          </table:table-cell>
          <table:table-cell table:formula="of:=0.00144*[.B6]" office:value-type="float" office:value="0.382165605095541" calcext:value-type="float">
            <text:p>0.382165605095541</text:p>
          </table:table-cell>
          <table:table-cell table:formula="of:=[.C6]*0.00144" office:value-type="float" office:value="5.42592" calcext:value-type="float">
            <text:p>5.42592</text:p>
          </table:table-cell>
          <table:table-cell table:formula="of:=1000*0.00144" office:value-type="float" office:value="1.44" calcext:value-type="float">
            <text:p>1.44</text:p>
          </table:table-cell>
          <table:table-cell office:value-type="float" office:value="0.00053" calcext:value-type="float">
            <text:p>0.00053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1/(2*3.14*0.00000001*[.A7])" office:value-type="float" office:value="227.479526842584" calcext:value-type="float">
            <text:p>227.479526842584</text:p>
          </table:table-cell>
          <table:table-cell table:formula="of:=2*[.A7]*0.01*3.14" office:value-type="float" office:value="4396" calcext:value-type="float">
            <text:p>4396</text:p>
          </table:table-cell>
          <table:table-cell table:formula="of:=SQRT((1000000)+([.C7]*[.C7]+[.B7]*[.B7]-2*[.C7]*[.B7]))" office:value-type="float" office:value="4286.78935045012" calcext:value-type="float">
            <text:p>4286.78935045012</text:p>
          </table:table-cell>
          <table:table-cell table:formula="of:=0.00144*[.D7]" office:value-type="float" office:value="6.17297666464817" calcext:value-type="float">
            <text:p>6.17297666464817</text:p>
          </table:table-cell>
          <table:table-cell table:formula="of:=0.00144*[.B7]" office:value-type="float" office:value="0.327570518653321" calcext:value-type="float">
            <text:p>0.327570518653321</text:p>
          </table:table-cell>
          <table:table-cell table:formula="of:=[.C7]*0.00144" office:value-type="float" office:value="6.33024" calcext:value-type="float">
            <text:p>6.33024</text:p>
          </table:table-cell>
          <table:table-cell table:formula="of:=1000*0.00144" office:value-type="float" office:value="1.44" calcext:value-type="float">
            <text:p>1.44</text:p>
          </table:table-cell>
          <table:table-cell office:value-type="float" office:value="0.00053" calcext:value-type="float">
            <text:p>0.00053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1/(2*3.14*0.00000001*[.A8])" office:value-type="float" office:value="199.044585987261" calcext:value-type="float">
            <text:p>199.044585987261</text:p>
          </table:table-cell>
          <table:table-cell table:formula="of:=2*[.A8]*0.01*3.14" office:value-type="float" office:value="5024" calcext:value-type="float">
            <text:p>5024</text:p>
          </table:table-cell>
          <table:table-cell table:formula="of:=SQRT((1000000)+([.C8]*[.C8]+[.B8]*[.B8]-2*[.C8]*[.B8]))" office:value-type="float" office:value="4927.49375922597" calcext:value-type="float">
            <text:p>4927.49375922597</text:p>
          </table:table-cell>
          <table:table-cell table:formula="of:=0.00144*[.D8]" office:value-type="float" office:value="7.09559101328539" calcext:value-type="float">
            <text:p>7.09559101328539</text:p>
          </table:table-cell>
          <table:table-cell table:formula="of:=0.00144*[.B8]" office:value-type="float" office:value="0.286624203821656" calcext:value-type="float">
            <text:p>0.286624203821656</text:p>
          </table:table-cell>
          <table:table-cell table:formula="of:=[.C8]*0.00144" office:value-type="float" office:value="7.23456" calcext:value-type="float">
            <text:p>7.23456</text:p>
          </table:table-cell>
          <table:table-cell table:formula="of:=1000*0.00144" office:value-type="float" office:value="1.44" calcext:value-type="float">
            <text:p>1.44</text:p>
          </table:table-cell>
          <table:table-cell office:value-type="float" office:value="0.00053" calcext:value-type="float">
            <text:p>0.00053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1/(2*3.14*0.00000001*[.A9])" office:value-type="float" office:value="176.928520877565" calcext:value-type="float">
            <text:p>176.928520877565</text:p>
          </table:table-cell>
          <table:table-cell table:formula="of:=2*[.A9]*0.01*3.14" office:value-type="float" office:value="5652" calcext:value-type="float">
            <text:p>5652</text:p>
          </table:table-cell>
          <table:table-cell table:formula="of:=SQRT((1000000)+([.C9]*[.C9]+[.B9]*[.B9]-2*[.C9]*[.B9]))" office:value-type="float" office:value="5565.64530863223" calcext:value-type="float">
            <text:p>5565.64530863223</text:p>
          </table:table-cell>
          <table:table-cell table:formula="of:=0.00144*[.D9]" office:value-type="float" office:value="8.01452924443041" calcext:value-type="float">
            <text:p>8.01452924443041</text:p>
          </table:table-cell>
          <table:table-cell table:formula="of:=0.00144*[.B9]" office:value-type="float" office:value="0.254777070063694" calcext:value-type="float">
            <text:p>0.254777070063694</text:p>
          </table:table-cell>
          <table:table-cell table:formula="of:=[.C9]*0.00144" office:value-type="float" office:value="8.13888" calcext:value-type="float">
            <text:p>8.13888</text:p>
          </table:table-cell>
          <table:table-cell table:formula="of:=1000*0.00144" office:value-type="float" office:value="1.44" calcext:value-type="float">
            <text:p>1.44</text:p>
          </table:table-cell>
          <table:table-cell office:value-type="float" office:value="0.00053" calcext:value-type="float">
            <text:p>0.00053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1/(2*3.14*0.00000001*[.A10])" office:value-type="float" office:value="159.235668789809" calcext:value-type="float">
            <text:p>159.235668789809</text:p>
          </table:table-cell>
          <table:table-cell table:formula="of:=2*[.A10]*0.01*3.14" office:value-type="float" office:value="6280" calcext:value-type="float">
            <text:p>6280</text:p>
          </table:table-cell>
          <table:table-cell table:formula="of:=SQRT((1000000)+([.C10]*[.C10]+[.B10]*[.B10]-2*[.C10]*[.B10]))" office:value-type="float" office:value="6201.91551040603" calcext:value-type="float">
            <text:p>6201.91551040603</text:p>
          </table:table-cell>
          <table:table-cell table:formula="of:=0.00144*[.D10]" office:value-type="float" office:value="8.93075833498469" calcext:value-type="float">
            <text:p>8.93075833498469</text:p>
          </table:table-cell>
          <table:table-cell table:formula="of:=0.00144*[.B10]" office:value-type="float" office:value="0.229299363057325" calcext:value-type="float">
            <text:p>0.229299363057325</text:p>
          </table:table-cell>
          <table:table-cell table:formula="of:=[.C10]*0.00144" office:value-type="float" office:value="9.0432" calcext:value-type="float">
            <text:p>9.0432</text:p>
          </table:table-cell>
          <table:table-cell table:formula="of:=1000*0.00144" office:value-type="float" office:value="1.44" calcext:value-type="float">
            <text:p>1.44</text:p>
          </table:table-cell>
          <table:table-cell office:value-type="float" office:value="0.00053" calcext:value-type="float">
            <text:p>0.0005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r</text:p>
          </table:table-cell>
          <table:table-cell office:value-type="float" office:value="0.00053" calcext:value-type="float">
            <text:p>0.00053</text:p>
          </table:table-cell>
          <table:table-cell office:value-type="string" calcext:value-type="string">
            <text:p>I p-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c exp</text:p>
          </table:table-cell>
          <table:table-cell office:value-type="string" calcext:value-type="string">
            <text:p>vl exp</text:p>
          </table:table-cell>
          <table:table-cell office:value-type="string" calcext:value-type="string">
            <text:p>vr exp</text:p>
          </table:table-cell>
          <table:table-cell office:value-type="string" calcext:value-type="string">
            <text:p>I RMS</text:p>
          </table:table-cell>
          <table:table-cell/>
        </table:table-row>
        <table:table-row table:style-name="ro1">
          <table:table-cell/>
          <table:table-cell table:formula="of:=[.F13]/[.J1]" office:value-type="float" office:value="1652.77777777778" calcext:value-type="float">
            <text:p>1652.77777777778</text:p>
          </table:table-cell>
          <table:table-cell table:formula="of:=[.G13]/[.J1]" office:value-type="float" office:value="798.611111111111" calcext:value-type="float">
            <text:p>798.611111111111</text:p>
          </table:table-cell>
          <table:table-cell table:formula="of:=SQRT((1000000)+([.C13]*[.C13]+[.B13]*[.B13]-2*[.C13]*[.B13]))" office:value-type="float" office:value="1315.14284184055" calcext:value-type="float">
            <text:p>1315.14284184055</text:p>
          </table:table-cell>
          <table:table-cell office:value-type="string" calcext:value-type="string">
            <text:p>2V</text:p>
          </table:table-cell>
          <table:table-cell table:formula="of:=1.19*2" office:value-type="float" office:value="2.38" calcext:value-type="float">
            <text:p>2.38</text:p>
          </table:table-cell>
          <table:table-cell table:formula="of:=1.15" office:value-type="float" office:value="1.15" calcext:value-type="float">
            <text:p>1.15</text:p>
          </table:table-cell>
          <table:table-cell table:formula="of:=0.28*5" office:value-type="float" office:value="1.4" calcext:value-type="float">
            <text:p>1.4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1/(2*3.14*0.000000001*[.A17])" office:value-type="float" office:value="15923.5668789809" calcext:value-type="float">
            <text:p>15923.5668789809</text:p>
          </table:table-cell>
          <table:table-cell table:formula="of:=2*[.A17]*0.001*3.14" office:value-type="float" office:value="62.8" calcext:value-type="float">
            <text:p>62.8</text:p>
          </table:table-cell>
          <table:table-cell table:formula="of:=SQRT((1000000)+([.C17]*[.C17]+[.B17]*[.B17]-2*[.C17]*[.B17]))" office:value-type="float" office:value="15892.2599396492" calcext:value-type="float">
            <text:p>15892.2599396492</text:p>
          </table:table-cell>
          <table:table-cell table:formula="of:=[.D17]*[.J17]" office:value-type="float" office:value="2" calcext:value-type="float">
            <text:p>2</text:p>
          </table:table-cell>
          <table:table-cell table:formula="of:=[.B17]*[.J17]" office:value-type="float" office:value="2.00393989771758" calcext:value-type="float">
            <text:p>2.00393989771758</text:p>
          </table:table-cell>
          <table:table-cell table:formula="of:=[.C17]*[.J17]" office:value-type="float" office:value="0.00790321832621452" calcext:value-type="float">
            <text:p>0.00790321832621452</text:p>
          </table:table-cell>
          <table:table-cell table:formula="of:=1000*[.J17]" office:value-type="float" office:value="0.125847425576664" calcext:value-type="float">
            <text:p>0.125847425576664</text:p>
          </table:table-cell>
          <table:table-cell office:value-type="float" office:value="0.0004" calcext:value-type="float">
            <text:p>0.0004</text:p>
          </table:table-cell>
          <table:table-cell table:formula="of:=2/[.D17]" office:value-type="float" office:value="0.000125847425576664" calcext:value-type="float">
            <text:p>0.000125847425576664</text:p>
          </table:table-cell>
        </table:table-row>
        <table:table-row table:style-name="ro1">
          <table:table-cell table:number-columns-repeated="7"/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table:formula="of:=2/0.000125847" office:value-type="float" office:value="15892.3136824875" calcext:value-type="float">
            <text:p>15892.3136824875</text:p>
          </table:table-cell>
          <table:table-cell table:number-columns-repeated="3"/>
          <table:table-cell office:value-type="string" calcext:value-type="string">
            <text:p>0..71</text:p>
          </table:table-cell>
          <table:table-cell office:value-type="float" office:value="0.00288" calcext:value-type="float">
            <text:p>0.00288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table:formula="of:=SQRT((1000000)+([.C13]*[.C13]+[.B13]*[.B13]-2*[.C13]*[.B13]))" office:value-type="float" office:value="1315.14284184055" calcext:value-type="float">
            <text:p>1315.1428418405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4T07:05:49.177000000</meta:creation-date>
    <dc:date>2022-11-09T07:53:38.403000000</dc:date>
    <meta:editing-duration>PT4H26M19S</meta:editing-duration>
    <meta:editing-cycles>8</meta:editing-cycles>
    <meta:generator>LibreOffice/7.4.1.2$Windows_X86_64 LibreOffice_project/3c58a8f3a960df8bc8fd77b461821e42c061c5f0</meta:generator>
    <meta:document-statistic meta:table-count="1" meta:cell-count="127" meta:object-count="0"/>
  </office:meta>
</office:document-meta>
</file>